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b9c" officeooo:paragraph-rsid="000d5b9c"/>
    </style:style>
    <style:style style:name="P2" style:family="paragraph" style:parent-style-name="Standard">
      <style:text-properties officeooo:rsid="000fcd03" officeooo:paragraph-rsid="000fcd03"/>
    </style:style>
    <style:style style:name="T1" style:family="text">
      <style:text-properties officeooo:rsid="000df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Adicionar Data Source</text:p>
      <text:p text:style-name="P1">/<text:span text:style-name="T1">opt/jboss/jboss-eap-6.3/standalone/configuration/standalone.xml</text:span></text:p>
      <text:p text:style-name="P2">Procure por</text:p>
      <text:p text:style-name="P2">&lt;datasources&gt;</text:p>
      <text:p text:style-name="P2"><text:tab/>&lt;datasource&gt;</text:p>
      <text:p text:style-name="P2"><text:tab/><text:tab/></text:p>
      <text:p text:style-name="P2"><text:tab/>&lt;/datasource&gt;</text:p>
      <text:p text:style-name="P2">&lt;/datasourc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5S</meta:editing-duration>
    <meta:editing-cycles>6</meta:editing-cycles>
    <meta:generator>LibreOffice/5.0.0.5$Windows_X86_64 LibreOffice_project/1b1a90865e348b492231e1c451437d7a15bb262b</meta:generator>
    <dc:date>2015-09-16T09:36:47.058000000</dc:date>
    <meta:document-statistic meta:table-count="0" meta:image-count="0" meta:object-count="0" meta:page-count="1" meta:paragraph-count="8" meta:word-count="10" meta:character-count="152" meta:non-whitespace-character-count="145"/>
    <meta:user-defined meta:name="Info 1"/>
    <meta:user-defined meta:name="Info 2"/>
    <meta:user-defined meta:name="Info 3"/>
    <meta:user-defined meta:name="Info 4"/>
  </office:meta>
</office:document-meta>
</file>